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8b6b8" officeooo:paragraph-rsid="0028b6b8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T1" style:family="text">
      <style:text-properties officeooo:rsid="00295ab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Sweets - Candies</text:h>
      <text:p text:style-name="P1"/>
      <text:section text:style-name="Sect1" text:name="Section1">
        <text:list xml:id="list759435886" text:style-name="L1">
          <text:list-item>
            <text:p text:style-name="P3">bubble gum</text:p>
          </text:list-item>
          <text:list-item>
            <text:p text:style-name="P3">candy cane</text:p>
          </text:list-item>
          <text:list-item>
            <text:p text:style-name="P3">candy corn</text:p>
          </text:list-item>
          <text:list-item>
            <text:p text:style-name="P3">chewing gum</text:p>
          </text:list-item>
          <text:list-item>
            <text:p text:style-name="P3">chocolate bar</text:p>
          </text:list-item>
          <text:list-item>
            <text:p text:style-name="P3">chocolate drops</text:p>
          </text:list-item>
          <text:list-item>
            <text:p text:style-name="P3">chocolate truffles</text:p>
          </text:list-item>
          <text:list-item>
            <text:p text:style-name="P3">cookies</text:p>
          </text:list-item>
          <text:list-item>
            <text:p text:style-name="P3">cotton candy</text:p>
          </text:list-item>
          <text:list-item>
            <text:p text:style-name="P3">cupcake</text:p>
          </text:list-item>
          <text:list-item>
            <text:p text:style-name="P3">doughnuts</text:p>
          </text:list-item>
          <text:list-item>
            <text:p text:style-name="P3">filled bi<text:span text:style-name="T1">s</text:span>cuits</text:p>
          </text:list-item>
          <text:list-item>
            <text:p text:style-name="P3">gumdrops</text:p>
          </text:list-item>
          <text:list-item>
            <text:p text:style-name="P3">gummy bears</text:p>
          </text:list-item>
          <text:list-item>
            <text:p text:style-name="P3">hard candies</text:p>
          </text:list-item>
          <text:list-item>
            <text:p text:style-name="P3">ice cream</text:p>
          </text:list-item>
          <text:list-item>
            <text:p text:style-name="P3">jelly beans</text:p>
          </text:list-item>
          <text:list-item>
            <text:p text:style-name="P3">m&amp;ms</text:p>
          </text:list-item>
          <text:list-item>
            <text:p text:style-name="P3">marshmallow</text:p>
          </text:list-item>
          <text:list-item>
            <text:p text:style-name="P3">peanut brittle</text:p>
          </text:list-item>
          <text:list-item>
            <text:p text:style-name="P3">popsicle</text:p>
          </text:list-item>
          <text:list-item>
            <text:p text:style-name="P3">sugar cookies</text:p>
          </text:list-item>
          <text:list-item>
            <text:p text:style-name="P3">wafer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2T16:18:20.167000000</dc:date>
    <dc:creator>E G</dc:creator>
    <meta:editing-duration>PT1H42M55S</meta:editing-duration>
    <meta:editing-cycles>19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4" meta:word-count="64" meta:character-count="319" meta:non-whitespace-character-count="302"/>
    <meta:user-defined meta:name="DocumentEncoding">utf-8</meta:user-defined>
    <meta:user-defined meta:name="HTML" meta:value-type="boolean">true</meta:user-defined>
  </office:meta>
</office:document-meta>
</file>